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cm" style:contextual-spacing="false"/>
      <style:text-properties style:font-name="Calibri"/>
    </style:style>
    <style:style style:name="P2" style:family="paragraph" style:parent-style-name="Text_20_body">
      <style:text-properties style:font-name="Calibri" fo:font-size="15pt" fo:font-style="italic" officeooo:rsid="0020cbf9" officeooo:paragraph-rsid="0020cbf9" style:font-size-asian="15pt" style:font-style-asian="italic" style:font-size-complex="15pt" style:font-style-complex="italic"/>
    </style:style>
    <style:style style:name="P3" style:family="paragraph" style:parent-style-name="Text_20_body">
      <style:text-properties style:font-name="Calibri" fo:font-size="15pt" fo:font-style="italic" officeooo:rsid="001f4944" officeooo:paragraph-rsid="001f4944" style:font-size-asian="15pt" style:font-style-asian="italic" style:font-size-complex="15pt" style:font-style-complex="italic"/>
    </style:style>
    <style:style style:name="P4" style:family="paragraph" style:parent-style-name="Text_20_body" style:list-style-name="L2">
      <style:text-properties style:font-name="Calibri" officeooo:rsid="001d507e" officeooo:paragraph-rsid="001d507e"/>
    </style:style>
    <style:style style:name="P5" style:family="paragraph" style:parent-style-name="Text_20_body" style:list-style-name="L2">
      <style:paragraph-properties fo:margin-top="0cm" fo:margin-bottom="0.199cm" style:contextual-spacing="false"/>
      <style:text-properties style:font-name="Calibri" officeooo:rsid="001d507e" officeooo:paragraph-rsid="001d507e"/>
    </style:style>
    <style:style style:name="P6" style:family="paragraph" style:parent-style-name="Text_20_body" style:list-style-name="L2">
      <style:text-properties style:font-name="Calibri" officeooo:rsid="001d9871" officeooo:paragraph-rsid="001d9871"/>
    </style:style>
    <style:style style:name="P7" style:family="paragraph" style:parent-style-name="Text_20_body" style:list-style-name="L2">
      <style:paragraph-properties fo:margin-top="0cm" fo:margin-bottom="0.199cm" style:contextual-spacing="false"/>
      <style:text-properties style:font-name="Calibri" officeooo:rsid="001d9871" officeooo:paragraph-rsid="001d9871"/>
    </style:style>
    <style:style style:name="P8" style:family="paragraph" style:parent-style-name="Text_20_body" style:list-style-name="L2">
      <style:paragraph-properties fo:margin-top="0cm" fo:margin-bottom="0.6cm" style:contextual-spacing="false"/>
      <style:text-properties style:font-name="Calibri" officeooo:rsid="001d9871" officeooo:paragraph-rsid="001d9871"/>
    </style:style>
    <style:style style:name="P9" style:family="paragraph" style:parent-style-name="Text_20_body" style:list-style-name="L4">
      <style:paragraph-properties fo:margin-top="0cm" fo:margin-bottom="0.199cm" style:contextual-spacing="false"/>
      <style:text-properties style:font-name="Calibri" officeooo:rsid="001d9871" officeooo:paragraph-rsid="001f4944"/>
    </style:style>
    <style:style style:name="P10" style:family="paragraph" style:parent-style-name="Text_20_body" style:list-style-name="L2">
      <style:text-properties style:font-name="Calibri" officeooo:rsid="001f4944" officeooo:paragraph-rsid="001f4944"/>
    </style:style>
    <style:style style:name="P11" style:family="paragraph" style:parent-style-name="Text_20_body" style:list-style-name="L2">
      <style:paragraph-properties fo:margin-top="0cm" fo:margin-bottom="0.199cm" style:contextual-spacing="false"/>
      <style:text-properties style:font-name="Calibri" officeooo:rsid="001f4944" officeooo:paragraph-rsid="001f4944"/>
    </style:style>
    <style:style style:name="P12" style:family="paragraph" style:parent-style-name="Text_20_body" style:list-style-name="L2">
      <style:paragraph-properties fo:margin-top="0cm" fo:margin-bottom="0.6cm" style:contextual-spacing="false"/>
      <style:text-properties style:font-name="Calibri" officeooo:rsid="001f4944" officeooo:paragraph-rsid="001f4944"/>
    </style:style>
    <style:style style:name="P13" style:family="paragraph" style:parent-style-name="Text_20_body">
      <style:text-properties style:font-name="Calibri" officeooo:rsid="001f4944" officeooo:paragraph-rsid="001f4944"/>
    </style:style>
    <style:style style:name="P14" style:family="paragraph" style:parent-style-name="Text_20_body">
      <style:paragraph-properties fo:margin-top="0cm" fo:margin-bottom="0.6cm" style:contextual-spacing="false"/>
      <style:text-properties style:font-name="Calibri" officeooo:rsid="001f4944" officeooo:paragraph-rsid="001f4944"/>
    </style:style>
    <style:style style:name="P15" style:family="paragraph" style:parent-style-name="Text_20_body" style:list-style-name="L5">
      <style:paragraph-properties fo:margin-top="0cm" fo:margin-bottom="0.199cm" style:contextual-spacing="false"/>
      <style:text-properties style:font-name="Calibri" officeooo:rsid="001f4944" officeooo:paragraph-rsid="001f4944"/>
    </style:style>
    <style:style style:name="P16" style:family="paragraph" style:parent-style-name="Text_20_body" style:list-style-name="L4">
      <style:paragraph-properties fo:margin-top="0cm" fo:margin-bottom="0.199cm" style:contextual-spacing="false"/>
      <style:text-properties style:font-name="Calibri" officeooo:rsid="001f4944" officeooo:paragraph-rsid="001f4944"/>
    </style:style>
    <style:style style:name="P17" style:family="paragraph" style:parent-style-name="Text_20_body" style:list-style-name="L2">
      <style:text-properties style:font-name="Calibri" officeooo:rsid="0022c18d" officeooo:paragraph-rsid="0022c18d"/>
    </style:style>
    <style:style style:name="P18" style:family="paragraph" style:parent-style-name="Text_20_body" style:list-style-name="L2">
      <style:paragraph-properties fo:margin-top="0cm" fo:margin-bottom="0.199cm" style:contextual-spacing="false"/>
      <style:text-properties style:font-name="Calibri" officeooo:rsid="0022c18d" officeooo:paragraph-rsid="0022c18d"/>
    </style:style>
    <style:style style:name="P19" style:family="paragraph" style:parent-style-name="Text_20_body" style:list-style-name="L2">
      <style:paragraph-properties fo:margin-top="0cm" fo:margin-bottom="0.6cm" style:contextual-spacing="false"/>
      <style:text-properties style:font-name="Calibri" officeooo:rsid="0022c18d" officeooo:paragraph-rsid="0022c18d"/>
    </style:style>
    <style:style style:name="P20" style:family="paragraph" style:parent-style-name="Text_20_body" style:list-style-name="L4">
      <style:paragraph-properties fo:margin-top="0cm" fo:margin-bottom="0.199cm" style:contextual-spacing="false"/>
      <style:text-properties style:font-name="Calibri" officeooo:rsid="0022c18d" officeooo:paragraph-rsid="0022c18d"/>
    </style:style>
    <style:style style:name="P21" style:family="paragraph" style:parent-style-name="Text_20_body">
      <style:paragraph-properties fo:margin-top="0cm" fo:margin-bottom="0.199cm" style:contextual-spacing="false"/>
      <style:text-properties style:font-name="Calibri" officeooo:rsid="0022c18d" officeooo:paragraph-rsid="0022c18d"/>
    </style:style>
    <style:style style:name="P22" style:family="paragraph" style:parent-style-name="Text_20_body" style:list-style-name="L2">
      <style:text-properties style:font-name="Calibri" officeooo:rsid="0020cbf9" officeooo:paragraph-rsid="0020cbf9"/>
    </style:style>
    <style:style style:name="P23" style:family="paragraph" style:parent-style-name="Text_20_body" style:list-style-name="L2">
      <style:paragraph-properties fo:margin-top="0cm" fo:margin-bottom="0.6cm" style:contextual-spacing="false"/>
      <style:text-properties style:font-name="Calibri" officeooo:rsid="0020cbf9" officeooo:paragraph-rsid="0020cbf9"/>
    </style:style>
    <style:style style:name="P24" style:family="paragraph" style:parent-style-name="Text_20_body" style:list-style-name="L4">
      <style:paragraph-properties fo:margin-top="0cm" fo:margin-bottom="0.199cm" style:contextual-spacing="false"/>
      <style:text-properties style:font-name="Calibri" officeooo:rsid="0020cbf9" officeooo:paragraph-rsid="0020cbf9"/>
    </style:style>
    <style:style style:name="P25" style:family="paragraph" style:parent-style-name="Text_20_body" style:list-style-name="L2">
      <style:text-properties style:font-name="Calibri" officeooo:paragraph-rsid="0022c18d"/>
    </style:style>
    <style:style style:name="P26" style:family="paragraph" style:parent-style-name="Text_20_body">
      <style:paragraph-properties fo:margin-top="0cm" fo:margin-bottom="0.199cm" style:contextual-spacing="false"/>
      <style:text-properties style:font-name="Calibri" officeooo:rsid="00239c88" officeooo:paragraph-rsid="00239c88"/>
    </style:style>
    <style:style style:name="P27" style:family="paragraph" style:parent-style-name="Text_20_body" style:list-style-name="L4">
      <style:paragraph-properties fo:margin-top="0cm" fo:margin-bottom="0.199cm" style:contextual-spacing="false"/>
      <style:text-properties style:font-name="Calibri" officeooo:rsid="00239c88" officeooo:paragraph-rsid="00239c88"/>
    </style:style>
    <style:style style:name="T1" style:family="text">
      <style:text-properties officeooo:rsid="001d9871"/>
    </style:style>
    <style:style style:name="T2" style:family="text">
      <style:text-properties officeooo:rsid="0020cbf9"/>
    </style:style>
    <style:style style:name="T3" style:family="text">
      <style:text-properties officeooo:rsid="0022c18d"/>
    </style:style>
    <style:style style:name="T4" style:family="text">
      <style:text-properties fo:language="de" fo:country="D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cbf9" style:font-weight-asian="normal" style:font-weight-complex="normal"/>
    </style:style>
    <style:style style:name="T7" style:family="text">
      <style:text-properties fo:font-weight="normal" officeooo:rsid="0022c18d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rzeitiger Projektstand:</text:h>
      <text:p text:style-name="P2">Was haben wir bisher gemacht:</text:p>
      <text:list xml:id="list936232804" text:style-name="L2">
        <text:list-item>
          <text:p text:style-name="P4">Funktionstüchtiger Prototyp:</text:p>
          <text:list>
            <text:list-item>
              <text:p text:style-name="P5">Erfolgreiche Ansteuerung des Barcode Scanners</text:p>
            </text:list-item>
            <text:list-item>
              <text:p text:style-name="P5">Erfolgreiche Einrichtung des W<text:span text:style-name="T1">AWI </text:span>Shop Management Tools</text:p>
            </text:list-item>
            <text:list-item>
              <text:p text:style-name="P5">Erfolgreiche Verbindung mit MS SQL Server <text:span text:style-name="T1">des WAWI Tools</text:span></text:p>
            </text:list-item>
            <text:list-item>
              <text:p text:style-name="P7">Erfolgreiche Einrichtung einer SQL Lite Datenbank für Statistiken</text:p>
            </text:list-item>
            <text:list-item>
              <text:p text:style-name="P7">Erfolgreiche Erstellung eines einfachen HTTP Servers mit Statistiken</text:p>
            </text:list-item>
            <text:list-item>
              <text:p text:style-name="P7">Erfolgreiche Erstellung einer ersten Test GUI:</text:p>
              <text:list>
                <text:list-item>
                  <text:p text:style-name="P7">Startseite mit möglicher Werbung</text:p>
                </text:list-item>
                <text:list-item>
                  <text:p text:style-name="P8">Informationsseite zu einem Artikel</text:p>
                </text:list-item>
              </text:list>
            </text:list-item>
          </text:list>
        </text:list-item>
        <text:list-item>
          <text:p text:style-name="P10">Einrichtung des Raspberry Pis:</text:p>
          <text:list>
            <text:list-item>
              <text:p text:style-name="P17">Einrichtung des Touch Screens</text:p>
            </text:list-item>
            <text:list-item>
              <text:p text:style-name="P19">Mehrere Neuinstallationen aufgrund einer kaputten SD-Karte</text:p>
            </text:list-item>
          </text:list>
        </text:list-item>
        <text:list-item>
          <text:p text:style-name="P6">Besprechungskonferenz mit Herr Schuhmacher am 28.06.2022</text:p>
          <text:list>
            <text:list-item>
              <text:p text:style-name="P7">Besprechung der Designvorschläge:</text:p>
              <text:list>
                <text:list-item>
                  <text:p text:style-name="P7">Keine Öffnungszeiten <text:span text:style-name="T2">in der Informationsleiste</text:span></text:p>
                </text:list-item>
                <text:list-item>
                  <text:p text:style-name="P18">Hinzufügen:</text:p>
                  <text:list>
                    <text:list-item>
                      <text:p text:style-name="P7">Einheitspreis</text:p>
                    </text:list-item>
                    <text:list-item>
                      <text:p text:style-name="P7">Lagerbestand</text:p>
                    </text:list-item>
                    <text:list-item>
                      <text:p text:style-name="P11">Extra Seite für Hersteller</text:p>
                    </text:list-item>
                  </text:list>
                </text:list-item>
                <text:list-item>
                  <text:p text:style-name="P11">Permanent sichtbares „Warten auf Scannen“</text:p>
                </text:list-item>
                <text:list-item>
                  <text:p text:style-name="P11">Verbesserung der Statistiken Anzeige:</text:p>
                  <text:list>
                    <text:list-item>
                      <text:p text:style-name="P11">In Lieferanten gegliedert</text:p>
                    </text:list-item>
                    <text:list-item>
                      <text:p text:style-name="P11">In Artikelgruppen gegliedert</text:p>
                    </text:list-item>
                  </text:list>
                </text:list-item>
              </text:list>
            </text:list-item>
            <text:list-item>
              <text:p text:style-name="P11">Besprechung der Materialien:</text:p>
              <text:list>
                <text:list-item>
                  <text:p text:style-name="P12">Neuer, größerer Bildschirm</text:p>
                </text:list-item>
              </text:list>
            </text:list-item>
          </text:list>
        </text:list-item>
        <text:list-item>
          <text:p text:style-name="P10">Besprechung der Funktionsweise:</text:p>
          <text:list>
            <text:list-item>
              <text:p text:style-name="P12">Auswahl der Werbung in JTL</text:p>
            </text:list-item>
          </text:list>
        </text:list-item>
      </text:list>
      <text:p text:style-name="P14"/>
      <text:list xml:id="list165926894206355" text:continue-numbering="true" text:style-name="L2">
        <text:list-item>
          <text:p text:style-name="P22"><text:soft-page-break/>Überarbeitung des Programms nach der Video Konferenz:</text:p>
          <text:list>
            <text:list-item>
              <text:p text:style-name="P22">Verbesserung des Designs ( Herstellerseite, Einheitspreis, <text:span text:style-name="T3">Artikelbeschreibung, ...</text:span> )</text:p>
            </text:list-item>
            <text:list-item>
              <text:p text:style-name="P22">Hinzufügen eines Log Systems</text:p>
            </text:list-item>
            <text:list-item>
              <text:p text:style-name="P23">Abfragemöglichkeit des <text:span text:style-name="T3">Protokolls</text:span> durch den HTTP Server</text:p>
            </text:list-item>
          </text:list>
        </text:list-item>
        <text:list-item>
          <text:p text:style-name="P22">Testlauf am Raspberry Pi:</text:p>
          <text:list>
            <text:list-item>
              <text:p text:style-name="P25"><text:span text:style-name="T2">Dabei:</text:span><text:span text:style-name="T6"> Probleme bei der Anbindung des MS SQL Servers → M</text:span><text:span text:style-name="T7">icrosoft</text:span><text:span text:style-name="T6"> Treiber nicht für </text:span><text:span text:style-name="T4">Armv8</text:span><text:span text:style-name="T5"> </text:span><text:span text:style-name="T2">verfügbar → Umstieg auf Open Source Treiber</text:span></text:p>
            </text:list-item>
            <text:list-item>
              <text:p text:style-name="P23">Erfolgreicher Testlauf mit <text:span text:style-name="T3">neuen </text:span>Open Source Treibern <text:span text:style-name="T3">( auf kleinen, alten Screen )</text:span></text:p>
            </text:list-item>
          </text:list>
        </text:list-item>
        <text:list-item>
          <text:p text:style-name="P22">Erstellung einer einfachen Readme Datei <text:span text:style-name="T3">auf Github</text:span> mit:</text:p>
          <text:list>
            <text:list-item>
              <text:p text:style-name="P22"><text:span text:style-name="T3">Der </text:span>Einrichtung des Open Source Treibers</text:p>
            </text:list-item>
            <text:list-item>
              <text:p text:style-name="P22"><text:span text:style-name="T3">Der </text:span>Installation der Abhängigkeiten</text:p>
            </text:list-item>
            <text:list-item>
              <text:p text:style-name="P22"><text:span text:style-name="T3">Der </text:span>Einrichtung des Autostarts</text:p>
            </text:list-item>
          </text:list>
        </text:list-item>
      </text:list>
      <text:p text:style-name="P13"/>
      <text:p text:style-name="P3">Nächsten Schritte:</text:p>
      <text:list xml:id="list388416047" text:style-name="L5">
        <text:list-item>
          <text:p text:style-name="P15"><text:span text:style-name="T2">Weitere </text:span>Überarbeitung der GUI:</text:p>
        </text:list-item>
      </text:list>
      <text:list xml:id="list643628331" text:style-name="L4">
        <text:list-item>
          <text:list>
            <text:list-item>
              <text:p text:style-name="P16">Permanent sichtbares „Warten auf Scannen“</text:p>
            </text:list-item>
            <text:list-item>
              <text:p text:style-name="P9"><text:span text:style-name="T2">Hinzufügen des </text:span>Lagerbestand<text:span text:style-name="T2">s</text:span></text:p>
            </text:list-item>
            <text:list-item>
              <text:p text:style-name="P24">Überarbeitung der Herstellerinformationsseite</text:p>
            </text:list-item>
          </text:list>
        </text:list-item>
        <text:list-item>
          <text:p text:style-name="P16">Überarbeitung des Webinterfaces:</text:p>
          <text:list>
            <text:list-item>
              <text:p text:style-name="P16">Verbesserung der Statistiken Anzeige ( Gliederungen der Artikel )</text:p>
            </text:list-item>
          </text:list>
        </text:list-item>
        <text:list-item>
          <text:p text:style-name="P27">Testlauf im Innkaufhaus</text:p>
        </text:list-item>
        <text:list-item>
          <text:p text:style-name="P24">Vervollständigung der Kommentierung des Programmcodes</text:p>
        </text:list-item>
        <text:list-item>
          <text:p text:style-name="P20">Möglicherweise hinzufügen einer Aktualisierungsfunktion</text:p>
        </text:list-item>
      </text:list>
      <text:p text:style-name="P21"/>
      <text:p text:style-name="P26">Voraussichtlich keine Zeitknappheit zu erwart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5T15:43:14.121000000</meta:creation-date>
    <dc:date>2022-07-25T16:59:25.685000000</dc:date>
    <meta:editing-duration>PT2M20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51" meta:word-count="305" meta:character-count="2145" meta:non-whitespace-character-count="1938"/>
  </office:meta>
</office:document-meta>
</file>